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02b29f" officeooo:paragraph-rsid="0002b29f" style:font-size-asian="14pt" style:font-size-complex="14pt"/>
    </style:style>
    <style:style style:name="P5" style:family="paragraph" style:parent-style-name="Standard">
      <style:text-properties fo:font-size="14pt" officeooo:rsid="00033850" officeooo:paragraph-rsid="00033850" style:font-size-asian="14pt" style:font-size-complex="14pt"/>
    </style:style>
    <style:style style:name="P6" style:family="paragraph" style:parent-style-name="Standard">
      <style:text-properties fo:font-size="14pt" officeooo:rsid="000a3be3" officeooo:paragraph-rsid="000a3be3" style:font-size-asian="14pt" style:font-size-complex="14pt"/>
    </style:style>
    <style:style style:name="P7" style:family="paragraph" style:parent-style-name="Standard">
      <style:text-properties fo:font-size="14pt" officeooo:rsid="0016b095" officeooo:paragraph-rsid="0016b095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1f7d1" officeooo:paragraph-rsid="0001f7d1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cm" fo:margin-right="0cm" fo:text-indent="0cm" style:auto-text-indent="true"/>
      <style:text-properties fo:font-size="14pt" style:font-size-asian="14pt" style:font-size-complex="14pt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>
      <style:text-properties fo:font-size="12pt" style:font-size-asian="10.5pt" style:font-size-complex="12pt"/>
    </style:style>
    <style:style style:name="P13" style:family="paragraph" style:parent-style-name="Standard" style:list-style-name="L4">
      <style:text-properties fo:font-size="14pt" officeooo:rsid="0001f7d1" officeooo:paragraph-rsid="0001f7d1" style:font-size-asian="14pt" style:font-size-complex="14pt"/>
    </style:style>
    <style:style style:name="P14" style:family="paragraph" style:parent-style-name="Standard" style:list-style-name="L4">
      <style:text-properties fo:font-size="14pt" officeooo:rsid="0001f7d1" officeooo:paragraph-rsid="0016b095" style:font-size-asian="14pt" style:font-size-complex="14pt"/>
    </style:style>
    <style:style style:name="P15" style:family="paragraph" style:parent-style-name="Standard" style:list-style-name="L4">
      <style:text-properties fo:font-size="14pt" officeooo:rsid="0001f7d1" officeooo:paragraph-rsid="001878ae" style:font-size-asian="14pt" style:font-size-complex="14pt"/>
    </style:style>
    <style:style style:name="P16" style:family="paragraph" style:parent-style-name="Standard" style:list-style-name="L4">
      <style:text-properties fo:font-size="14pt" officeooo:rsid="0001f7d1" officeooo:paragraph-rsid="001bffcb" style:font-size-asian="14pt" style:font-size-complex="14pt"/>
    </style:style>
    <style:style style:name="P17" style:family="paragraph" style:parent-style-name="Standard" style:list-style-name="L4">
      <style:text-properties fo:font-size="14pt" officeooo:rsid="0001f7d1" officeooo:paragraph-rsid="0005da99" style:font-size-asian="14pt" style:font-size-complex="14pt"/>
    </style:style>
    <style:style style:name="P18" style:family="paragraph" style:parent-style-name="Standard" style:list-style-name="L4">
      <style:text-properties fo:font-size="14pt" officeooo:rsid="0001f7d1" officeooo:paragraph-rsid="000875f8" style:font-size-asian="14pt" style:font-size-complex="14pt"/>
    </style:style>
    <style:style style:name="P19" style:family="paragraph" style:parent-style-name="Standard" style:list-style-name="L4">
      <style:text-properties fo:font-size="14pt" officeooo:rsid="0001f7d1" officeooo:paragraph-rsid="001d0444" style:font-size-asian="14pt" style:font-size-complex="14pt"/>
    </style:style>
    <style:style style:name="P20" style:family="paragraph" style:parent-style-name="Standard" style:list-style-name="L4">
      <style:text-properties fo:font-size="14pt" officeooo:rsid="0002b29f" officeooo:paragraph-rsid="0002b29f" style:font-size-asian="14pt" style:font-size-complex="14pt"/>
    </style:style>
    <style:style style:name="P21" style:family="paragraph" style:parent-style-name="Standard" style:list-style-name="L4">
      <style:text-properties fo:font-size="14pt" officeooo:rsid="001eb0f0" officeooo:paragraph-rsid="001eb0f0" style:font-size-asian="14pt" style:font-size-complex="14pt"/>
    </style:style>
    <style:style style:name="T1" style:family="text">
      <style:text-properties officeooo:rsid="0000037b"/>
    </style:style>
    <style:style style:name="T2" style:family="text">
      <style:text-properties officeooo:rsid="000524f6"/>
    </style:style>
    <style:style style:name="T3" style:family="text">
      <style:text-properties officeooo:rsid="000ba8d2"/>
    </style:style>
    <style:style style:name="T4" style:family="text">
      <style:text-properties officeooo:rsid="000dfb93"/>
    </style:style>
    <style:style style:name="T5" style:family="text">
      <style:text-properties officeooo:rsid="0010cf7b"/>
    </style:style>
    <style:style style:name="T6" style:family="text">
      <style:text-properties officeooo:rsid="0010de5e"/>
    </style:style>
    <style:style style:name="T7" style:family="text">
      <style:text-properties officeooo:rsid="0016b095"/>
    </style:style>
    <style:style style:name="T8" style:family="text">
      <style:text-properties officeooo:rsid="00186f5e"/>
    </style:style>
    <style:style style:name="T9" style:family="text">
      <style:text-properties officeooo:rsid="00218b65"/>
    </style:style>
    <style:style style:name="T10" style:family="text">
      <style:text-properties officeooo:rsid="00242f5e"/>
    </style:style>
    <style:style style:name="T11" style:family="text">
      <style:text-properties officeooo:rsid="0024b801"/>
    </style:style>
    <style:style style:name="T12" style:family="text">
      <style:text-properties officeooo:rsid="00251f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inea Casa Bari</text:p>
      <text:p text:style-name="P2"/>
      <text:p text:style-name="P3">Pagine da realizzare:</text:p>
      <text:list xml:id="list6014951590646554471" text:style-name="L1">
        <text:list-item>
          <text:p text:style-name="P10">Home (news, nuovi prodotti, offerte, informazioni varie e cool)</text:p>
        </text:list-item>
        <text:list-item>
          <text:p text:style-name="P10">Prodotti (pagina di ricerca)</text:p>
        </text:list-item>
        <text:list-item>
          <text:p text:style-name="P10">Prodotto (pagina del prodotto singolo: recensioni, descrizione prodotto)</text:p>
        </text:list-item>
        <text:list-item>
          <text:p text:style-name="P10">Contattaci (form per invio di un messaggio)</text:p>
        </text:list-item>
        <text:list-item>
          <text:p text:style-name="P10">Registrazione (creazione account)</text:p>
        </text:list-item>
        <text:list-item>
          <text:p text:style-name="P10">Login</text:p>
        </text:list-item>
        <text:list-item>
          <text:p text:style-name="P10">Pagina per l'aggiunta dei prodotti</text:p>
        </text:list-item>
        <text:list-item>
          <text:p text:style-name="P10">Prodotti realizzati su commissione (componi la tua lampada)</text:p>
        </text:list-item>
        <text:list-item>
          <text:p text:style-name="P10">Carrello</text:p>
        </text:list-item>
        <text:list-item>
          <text:p text:style-name="P10">Lis<text:span text:style-name="T1">t</text:span>a dei desideri</text:p>
        </text:list-item>
        <text:list-item>
          <text:p text:style-name="P10">Pagina gestione account utente (modifica dati personali es. Nome, Cognome etc...)</text:p>
        </text:list-item>
        <text:list-item>
          <text:p text:style-name="P10">I miei ordini</text:p>
        </text:list-item>
        <text:list-item>
          <text:p text:style-name="P10">Chi siamo (locazione negozio, numeri di telefono, e-mail)</text:p>
        </text:list-item>
        <text:list-item>
          <text:p text:style-name="P10">FAQ (spedizione, rimborsi)</text:p>
        </text:list-item>
        <text:list-item>
          <text:p text:style-name="P10">Ricerca avanzata (puo' essere implementata nella pagina di ricerca originale)</text:p>
        </text:list-item>
      </text:list>
      <text:p text:style-name="Standard"/>
      <text:p text:style-name="P3">Modalita d'accesso:</text:p>
      <text:list xml:id="list112597917532788158" text:style-name="L2">
        <text:list-item>
          <text:p text:style-name="P11">Utente (con diverse categorie volendo es. Utente premium)</text:p>
        </text:list-item>
        <text:list-item>
          <text:p text:style-name="P11">Amministratore</text:p>
        </text:list-item>
        <text:list-item>
          <text:p text:style-name="P11">Visitatore</text:p>
        </text:list-item>
      </text:list>
      <text:p text:style-name="Standard"/>
      <text:p text:style-name="P3">Idee random:</text:p>
      <text:list xml:id="list6345347665576353217" text:style-name="L3">
        <text:list-item>
          <text:p text:style-name="P12">Carrello condiviso</text:p>
        </text:list-item>
        <text:list-item>
          <text:p text:style-name="P12">Collegamenti ad altri social network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Pagine</text:p>
      <text:p text:style-name="P9"/>
      <text:list xml:id="list5563053984808391695" text:style-name="L4">
        <text:list-item>
          <text:p text:style-name="P13">Acquisto</text:p>
        </text:list-item>
        <text:list-item>
          <text:p text:style-name="P14">Annunci <text:s/><text:span text:style-name="T7">(Versione mobile pronta)</text:span></text:p>
        </text:list-item>
        <text:list-item>
          <text:p text:style-name="P13">Carrello</text:p>
        </text:list-item>
        <text:list-item>
          <text:p text:style-name="P13">Gestione annunci</text:p>
        </text:list-item>
        <text:list-item>
          <text:p text:style-name="P13">Gestione ordini</text:p>
        </text:list-item>
        <text:list-item>
          <text:p text:style-name="P13">Gestione prodotti</text:p>
        </text:list-item>
        <text:list-item>
          <text:p text:style-name="P13">I miei ordini <text:span text:style-name="T9">(w3c valid, total validator checked)</text:span></text:p>
        </text:list-item>
        <text:list-item>
          <text:p text:style-name="P13">Impostazioni account <text:span text:style-name="T10">(w3c valid, total validator checked)</text:span></text:p>
        </text:list-item>
        <text:list-item>
          <text:p text:style-name="P15">Index <text:span text:style-name="T7">(Versione mobile pronta, w3c valid, total validator checked)</text:span></text:p>
        </text:list-item>
        <text:list-item>
          <text:p text:style-name="P13">Indirizzi <text:span text:style-name="T11">(w3c valid, total validator checked)</text:span></text:p>
        </text:list-item>
        <text:list-item>
          <text:p text:style-name="P16">La nostra storia <text:span text:style-name="T2">(Versione mobile pronta, w3c valid, total validator checked)</text:span></text:p>
        </text:list-item>
        <text:list-item>
          <text:p text:style-name="P13">Lista desideri</text:p>
        </text:list-item>
        <text:list-item>
          <text:p text:style-name="P13">Login <text:span text:style-name="T2">(Versione mobile pronta, w3c valid, total validator checked)</text:span></text:p>
        </text:list-item>
        <text:list-item>
          <text:p text:style-name="P13">Prodotti</text:p>
        </text:list-item>
        <text:list-item>
          <text:p text:style-name="P13">Prodotto</text:p>
        </text:list-item>
        <text:list-item>
          <text:p text:style-name="P17">Registrazione <text:span text:style-name="T2">(Versione mobile pronta, w3c valid, total validator checked)</text:span></text:p>
        </text:list-item>
        <text:list-item>
          <text:p text:style-name="P18">Resi rimborsi <text:span text:style-name="T2">(Versione mobile pronta, w3c valid, total validator checked)</text:span></text:p>
        </text:list-item>
        <text:list-item>
          <text:p text:style-name="P19">Termini spedizione <text:span text:style-name="T2">(Versione mobile pronta, w3c valid, total validator checked)</text:span></text:p>
        </text:list-item>
        <text:list-item>
          <text:p text:style-name="P13">Togli utenti <text:span text:style-name="T12">(w3c valid, total validator checked)</text:span></text:p>
        </text:list-item>
        <text:list-item>
          <text:p text:style-name="P20">Mappa del sito <text:span text:style-name="T8">(Versione mobile pronta, w3c valid, total validator checked)</text:span></text:p>
        </text:list-item>
        <text:list-item>
          <text:p text:style-name="P21">Newsletter</text:p>
        </text:list-item>
      </text:list>
      <text:p text:style-name="P4"/>
      <text:p text:style-name="P5">Media query:</text:p>
      <text:p text:style-name="P7">meno: Versione mobile</text:p>
      <text:p text:style-name="P5">@media screen and (min-width: 768px) <text:span text:style-name="T7">Versione tablet</text:span></text:p>
      <text:p text:style-name="P5">@media screen and (min-width: 806px) <text:span text:style-name="T7">Versione PC</text:span></text:p>
      <text:p text:style-name="P5"/>
      <text:p text:style-name="P6">Mappa del sito <text:span text:style-name="T3">(struttura albero):</text:span></text:p>
      <text:p text:style-name="P6">- <text:span text:style-name="T5">Index</text:span></text:p>
      <text:p text:style-name="P6">- <text:span text:style-name="T3">Account: Login, Registrazione, Impostazioni account, I miei ordini, Indirizzi</text:span></text:p>
      <text:p text:style-name="P6">- <text:span text:style-name="T4">Informazioni su di noi: Contattaci, La nostra storia, Annunci</text:span></text:p>
      <text:p text:style-name="P6">- <text:span text:style-name="T6">Servizi del sito: Prodotto, Carrello, Lista desideri</text:span></text:p>
      <text:p text:style-name="P6">- <text:span text:style-name="T6">Informazioni sui servizi: Resi rimborsi, Termini spedizione</text:span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RARIN [IN3]</meta:initial-creator>
    <meta:creation-date>2015-11-19T11:57:36</meta:creation-date>
    <dc:date>2016-09-01T00:24:42.239901433</dc:date>
    <meta:editing-duration>PT12H59M54S</meta:editing-duration>
    <meta:editing-cycles>43</meta:editing-cycles>
    <meta:generator>LibreOffice/5.2.0.4$Linux_X86_64 LibreOffice_project/20m0$Build-4</meta:generator>
    <meta:document-statistic meta:table-count="0" meta:image-count="0" meta:object-count="0" meta:page-count="2" meta:paragraph-count="56" meta:word-count="329" meta:character-count="2147" meta:non-whitespace-character-count="1914"/>
  </office:meta>
</office:document-meta>
</file>